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est result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Zig-zag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office:value-type="string">
            <text:p>hard turnings</text:p>
          </table:table-cell>
          <table:table-cell office:value-type="string">
            <text:p>broken lines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llips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straight lines</text:p>
          </table:table-cell>
          <table:table-cell office:value-type="string">
            <text:p>hard turnings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squar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hard turnings</text:p>
          </table:table-cell>
          <table:table-cell office:value-type="string">
            <text:p>broken lines</text:p>
          </table:table-cell>
          <table:table-cell office:value-type="string">
            <text:p>hard turnings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>
            <draw:frame table:end-cell-address="Sheet1.E40" table:end-x="0.6323in" table:end-y="0.0343in" draw:z-index="0" draw:style-name="gr1" svg:width="3.1492in" svg:height="2.7555in" svg:x="0.15in" svg:y="0.1126in">
              <draw:object draw:notify-on-update-of-ranges="Sheet1.B5:Sheet1.B5 Sheet1.B7:Sheet1.B7 Sheet1.C5:Sheet1.C5 Sheet1.C7:Sheet1.C7 Sheet1.D5:Sheet1.D5 Sheet1.D7:Sheet1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>
            <draw:frame table:end-cell-address="Sheet1.E57" table:end-x="0.6531in" table:end-y="0.0445in" draw:z-index="1" draw:style-name="gr1" svg:width="3.1492in" svg:height="2.7555in" svg:x="0.1709in" svg:y="0.1228in">
              <draw:object draw:notify-on-update-of-ranges="Sheet1.B11:Sheet1.B11 Sheet1.B13:Sheet1.B13 Sheet1.C11:Sheet1.C11 Sheet1.C13:Sheet1.C13 Sheet1.D11:Sheet1.D11 Sheet1.D13:Sheet1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>
            <draw:frame table:end-cell-address="Sheet1.E74" table:end-x="0.6646in" table:end-y="0.0122in" draw:z-index="2" draw:style-name="gr1" svg:width="3.1492in" svg:height="2.7555in" svg:x="0.1823in" svg:y="0.0906in">
              <draw:object draw:notify-on-update-of-ranges="Sheet1.B17:Sheet1.B17 Sheet1.B19:Sheet1.B19 Sheet1.C17:Sheet1.C17 Sheet1.C19:Sheet1.C19 Sheet1.D17:Sheet1.D17 Sheet1.D19:Sheet1.D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07/13/2010</text:date>, <text:time>12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</meta:initial-creator>
    <meta:creation-date>2010-07-12T15:35:40</meta:creation-date>
    <dc:creator>loris</dc:creator>
    <dc:date>2010-07-13T12:24:24</dc:date>
    <meta:editing-cycles>8</meta:editing-cycles>
    <meta:editing-duration>PT40M25S</meta:editing-duration>
    <meta:user-defined meta:name="Info 1"/>
    <meta:user-defined meta:name="Info 2"/>
    <meta:user-defined meta:name="Info 3"/>
    <meta:user-defined meta:name="Info 4"/>
    <meta:document-statistic meta:table-count="3" meta:cell-count="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6.873cm" svg:y="2.844cm" chart:style-name="ch2"/>
        <chart:plot-area chart:style-name="ch3" table:cell-range-address="Sheet1.B11:Sheet1.D11 Sheet1.B13:Sheet1.D13" chart:data-source-has-labels="row" svg:x="0.16cm" svg:y="0.14cm" svg:width="6.553cm" svg:height="6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2.233cm" svg:y="6.349cm" chart:style-name="ch5">
              <text:p>optimal distanc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4"/>
          <chart:series chart:style-name="ch8" chart:values-cell-range-address="Sheet1.B13:Sheet1.B13" chart:label-cell-address="Sheet1.B11:Sheet1.B11" chart:class="chart:bar">
            <chart:data-point/>
          </chart:series>
          <chart:series chart:style-name="ch9" chart:values-cell-range-address="Sheet1.C13:Sheet1.C13" chart:label-cell-address="Sheet1.C11:Sheet1.C11" chart:class="chart:bar">
            <chart:data-point/>
          </chart:series>
          <chart:series chart:style-name="ch10" chart:values-cell-range-address="Sheet1.D13:Sheet1.D13" chart:label-cell-address="Sheet1.D11:Sheet1.D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15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6.873cm" svg:y="2.844cm" chart:style-name="ch2"/>
        <chart:plot-area chart:style-name="ch3" table:cell-range-address="Sheet1.B5:Sheet1.D5 Sheet1.B7:Sheet1.D7" chart:data-source-has-labels="row" svg:x="0.16cm" svg:y="0.14cm" svg:width="6.553cm" svg:height="6.64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2.233cm" svg:y="6.349cm" chart:style-name="ch5">
              <text:p>optimal distanc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B7:Sheet1.B7" chart:label-cell-address="Sheet1.B5:Sheet1.B5" chart:class="chart:bar">
            <chart:data-point/>
          </chart:series>
          <chart:series chart:style-name="ch10" chart:values-cell-range-address="Sheet1.C7:Sheet1.C7" chart:label-cell-address="Sheet1.C5:Sheet1.C5" chart:class="chart:bar">
            <chart:data-point/>
          </chart:series>
          <chart:series chart:style-name="ch11" chart:values-cell-range-address="Sheet1.D7:Sheet1.D7" chart:label-cell-address="Sheet1.D5:Sheet1.D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15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6.873cm" svg:y="2.844cm" chart:style-name="ch2"/>
        <chart:plot-area chart:style-name="ch3" table:cell-range-address="Sheet1.B17:Sheet1.D17 Sheet1.B19:Sheet1.D19" chart:data-source-has-labels="row" svg:x="0.16cm" svg:y="0.14cm" svg:width="6.553cm" svg:height="6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2.233cm" svg:y="6.349cm" chart:style-name="ch5">
              <text:p>optimal distanc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4"/>
          <chart:series chart:style-name="ch8" chart:values-cell-range-address="Sheet1.B19:Sheet1.B19" chart:label-cell-address="Sheet1.B17:Sheet1.B17" chart:class="chart:bar">
            <chart:data-point/>
          </chart:series>
          <chart:series chart:style-name="ch9" chart:values-cell-range-address="Sheet1.C19:Sheet1.C19" chart:label-cell-address="Sheet1.C17:Sheet1.C17" chart:class="chart:bar">
            <chart:data-point/>
          </chart:series>
          <chart:series chart:style-name="ch10" chart:values-cell-range-address="Sheet1.D19:Sheet1.D19" chart:label-cell-address="Sheet1.D17:Sheet1.D1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15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